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787f" officeooo:paragraph-rsid="0009787f"/>
    </style:style>
    <style:style style:name="P2" style:family="paragraph" style:parent-style-name="Standard">
      <style:text-properties officeooo:rsid="000ae64c" officeooo:paragraph-rsid="000ae64c"/>
    </style:style>
    <style:style style:name="P3" style:family="paragraph" style:parent-style-name="Standard">
      <style:text-properties officeooo:rsid="000bc26d" officeooo:paragraph-rsid="000bc26d"/>
    </style:style>
    <style:style style:name="P4" style:family="paragraph" style:parent-style-name="Standard">
      <style:text-properties fo:font-weight="bold" officeooo:rsid="000bc26d" officeooo:paragraph-rsid="000bc26d" style:font-weight-asian="bold" style:font-weight-complex="bold"/>
    </style:style>
    <style:style style:name="P5" style:family="paragraph" style:parent-style-name="Standard">
      <style:text-properties fo:font-weight="bold" officeooo:rsid="0009787f" officeooo:paragraph-rsid="0009787f" style:font-weight-asian="bold" style:font-weight-complex="bold"/>
    </style:style>
    <style:style style:name="P6" style:family="paragraph" style:parent-style-name="Standard">
      <style:text-properties fo:font-weight="bold" officeooo:rsid="000f808d" officeooo:paragraph-rsid="000f808d" style:font-weight-asian="bold" style:font-weight-complex="bold"/>
    </style:style>
    <style:style style:name="P7" style:family="paragraph" style:parent-style-name="Standard">
      <style:text-properties fo:font-weight="bold" officeooo:rsid="0019fdb1" officeooo:paragraph-rsid="0019fdb1" style:font-weight-asian="bold" style:font-weight-complex="bold"/>
    </style:style>
    <style:style style:name="P8" style:family="paragraph" style:parent-style-name="Standard">
      <style:text-properties fo:font-weight="bold" officeooo:rsid="001c4917" officeooo:paragraph-rsid="001c4917" style:font-weight-asian="bold" style:font-weight-complex="bold"/>
    </style:style>
    <style:style style:name="P9" style:family="paragraph" style:parent-style-name="Standard">
      <style:text-properties fo:font-weight="bold" officeooo:rsid="00226243" officeooo:paragraph-rsid="00226243" style:font-weight-asian="bold" style:font-weight-complex="bold"/>
    </style:style>
    <style:style style:name="P10" style:family="paragraph" style:parent-style-name="Standard">
      <style:text-properties officeooo:rsid="000c0fc8" officeooo:paragraph-rsid="000c0fc8"/>
    </style:style>
    <style:style style:name="P11" style:family="paragraph" style:parent-style-name="Standard">
      <style:text-properties officeooo:rsid="000c0fc8" officeooo:paragraph-rsid="000c8f0f"/>
    </style:style>
    <style:style style:name="P12" style:family="paragraph" style:parent-style-name="Standard">
      <style:text-properties officeooo:rsid="000c8f0f" officeooo:paragraph-rsid="000c8f0f"/>
    </style:style>
    <style:style style:name="P13" style:family="paragraph" style:parent-style-name="Standard">
      <style:text-properties officeooo:rsid="000c8f0f" officeooo:paragraph-rsid="000c94cb"/>
    </style:style>
    <style:style style:name="P14" style:family="paragraph" style:parent-style-name="Standard">
      <style:text-properties officeooo:rsid="000c94cb" officeooo:paragraph-rsid="000c94cb"/>
    </style:style>
    <style:style style:name="P15" style:family="paragraph" style:parent-style-name="Standard">
      <style:text-properties officeooo:rsid="000c94cb" officeooo:paragraph-rsid="000e381e"/>
    </style:style>
    <style:style style:name="P16" style:family="paragraph" style:parent-style-name="Standard">
      <style:text-properties officeooo:rsid="000e381e" officeooo:paragraph-rsid="000e381e"/>
    </style:style>
    <style:style style:name="P17" style:family="paragraph" style:parent-style-name="Standard">
      <style:text-properties officeooo:rsid="000e381e" officeooo:paragraph-rsid="001348e9"/>
    </style:style>
    <style:style style:name="P18" style:family="paragraph" style:parent-style-name="Standard">
      <style:text-properties officeooo:rsid="000e381e" officeooo:paragraph-rsid="00142be4"/>
    </style:style>
    <style:style style:name="P19" style:family="paragraph" style:parent-style-name="Standard">
      <style:text-properties officeooo:rsid="000e381e" officeooo:paragraph-rsid="0016a14e"/>
    </style:style>
    <style:style style:name="P20" style:family="paragraph" style:parent-style-name="Standard">
      <style:text-properties officeooo:rsid="000f808d" officeooo:paragraph-rsid="000f808d"/>
    </style:style>
    <style:style style:name="P21" style:family="paragraph" style:parent-style-name="Standard">
      <style:text-properties officeooo:rsid="00109e30" officeooo:paragraph-rsid="00109e30"/>
    </style:style>
    <style:style style:name="P22" style:family="paragraph" style:parent-style-name="Standard">
      <style:text-properties officeooo:rsid="00109e30" officeooo:paragraph-rsid="00186a57"/>
    </style:style>
    <style:style style:name="P23" style:family="paragraph" style:parent-style-name="Standard">
      <style:text-properties officeooo:rsid="001348e9" officeooo:paragraph-rsid="001348e9"/>
    </style:style>
    <style:style style:name="P24" style:family="paragraph" style:parent-style-name="Standard">
      <style:text-properties officeooo:rsid="00175595" officeooo:paragraph-rsid="00175595"/>
    </style:style>
    <style:style style:name="P25" style:family="paragraph" style:parent-style-name="Standard">
      <style:text-properties officeooo:rsid="00142be4" officeooo:paragraph-rsid="0016a14e"/>
    </style:style>
    <style:style style:name="P26" style:family="paragraph" style:parent-style-name="Standard">
      <style:text-properties officeooo:rsid="00142be4" officeooo:paragraph-rsid="0019fdb1"/>
    </style:style>
    <style:style style:name="P27" style:family="paragraph" style:parent-style-name="Standard">
      <style:text-properties officeooo:rsid="00186a57" officeooo:paragraph-rsid="00186a57"/>
    </style:style>
    <style:style style:name="P28" style:family="paragraph" style:parent-style-name="Standard">
      <style:text-properties officeooo:rsid="0019443c" officeooo:paragraph-rsid="0019443c"/>
    </style:style>
    <style:style style:name="P29" style:family="paragraph" style:parent-style-name="Standard">
      <style:text-properties officeooo:rsid="0019fdb1" officeooo:paragraph-rsid="0019fdb1"/>
    </style:style>
    <style:style style:name="P30" style:family="paragraph" style:parent-style-name="Standard">
      <style:text-properties officeooo:rsid="001bfcdb" officeooo:paragraph-rsid="001bfcdb"/>
    </style:style>
    <style:style style:name="P31" style:family="paragraph" style:parent-style-name="Standard">
      <style:text-properties officeooo:rsid="001c4917" officeooo:paragraph-rsid="001c4917"/>
    </style:style>
    <style:style style:name="P32" style:family="paragraph" style:parent-style-name="Standard">
      <style:text-properties officeooo:rsid="001d66f2" officeooo:paragraph-rsid="001d66f2"/>
    </style:style>
    <style:style style:name="P33" style:family="paragraph" style:parent-style-name="Standard">
      <style:text-properties officeooo:rsid="001e57b3" officeooo:paragraph-rsid="001e57b3"/>
    </style:style>
    <style:style style:name="P34" style:family="paragraph" style:parent-style-name="Standard">
      <style:text-properties officeooo:rsid="00226243" officeooo:paragraph-rsid="00226243"/>
    </style:style>
    <style:style style:name="P35" style:family="paragraph" style:parent-style-name="Standard">
      <style:text-properties officeooo:rsid="00229540" officeooo:paragraph-rsid="00229540"/>
    </style:style>
    <style:style style:name="P36" style:family="paragraph" style:parent-style-name="Standard">
      <style:text-properties officeooo:rsid="001e57b3" officeooo:paragraph-rsid="001e57b3"/>
    </style:style>
    <style:style style:name="P37" style:family="paragraph" style:parent-style-name="Standard">
      <style:text-properties officeooo:rsid="0024b1b3" officeooo:paragraph-rsid="0024b1b3"/>
    </style:style>
    <style:style style:name="P38" style:family="paragraph" style:parent-style-name="Standard">
      <style:text-properties fo:font-weight="bold" officeooo:rsid="0019fdb1" officeooo:paragraph-rsid="0019fdb1" style:font-weight-asian="bold" style:font-weight-complex="bold"/>
    </style:style>
    <style:style style:name="P39" style:family="paragraph" style:parent-style-name="Standard">
      <style:text-properties officeooo:rsid="0019fdb1" officeooo:paragraph-rsid="0019fdb1"/>
    </style:style>
    <style:style style:name="P40" style:family="paragraph" style:parent-style-name="Standard">
      <style:text-properties style:font-name="Courier New" fo:font-size="10pt" officeooo:rsid="0025338b" officeooo:paragraph-rsid="0025338b" style:font-size-asian="10pt" style:font-size-complex="10pt"/>
    </style:style>
    <style:style style:name="P41" style:family="paragraph" style:parent-style-name="Standard">
      <style:text-properties style:font-name="Courier New" fo:font-size="10pt" officeooo:rsid="00265e48" officeooo:paragraph-rsid="00265e48" style:font-size-asian="10pt" style:font-size-complex="10pt"/>
    </style:style>
    <style:style style:name="P42" style:family="paragraph" style:parent-style-name="Standard">
      <style:text-properties style:font-name="Courier New" fo:font-size="10pt" officeooo:rsid="00265e48" officeooo:paragraph-rsid="0029a1af" style:font-size-asian="10pt" style:font-size-complex="10pt"/>
    </style:style>
    <style:style style:name="P43" style:family="paragraph" style:parent-style-name="Standard">
      <style:text-properties style:font-name="Courier New" fo:font-size="10pt" officeooo:rsid="0029a1af" officeooo:paragraph-rsid="0029a1af" style:font-size-asian="10pt" style:font-size-complex="10pt"/>
    </style:style>
    <style:style style:name="P44" style:family="paragraph" style:parent-style-name="Standard">
      <style:text-properties style:font-name="Courier New" fo:font-size="10pt" officeooo:rsid="0009787f" officeooo:paragraph-rsid="0009787f" style:font-size-asian="10pt" style:font-size-complex="10pt"/>
    </style:style>
    <style:style style:name="P45" style:family="paragraph" style:parent-style-name="Standard">
      <style:text-properties officeooo:rsid="000f808d" officeooo:paragraph-rsid="000f808d"/>
    </style:style>
    <style:style style:name="P46" style:family="paragraph" style:parent-style-name="Standard">
      <style:text-properties officeooo:rsid="000f808d" officeooo:paragraph-rsid="0029a1af"/>
    </style:style>
    <style:style style:name="P47" style:family="paragraph" style:parent-style-name="Standard">
      <style:text-properties officeooo:rsid="00265e48" officeooo:paragraph-rsid="00265e48"/>
    </style:style>
    <style:style style:name="P48" style:family="paragraph" style:parent-style-name="Standard">
      <style:text-properties officeooo:rsid="00142be4" officeooo:paragraph-rsid="0019fdb1"/>
    </style:style>
    <style:style style:name="P49" style:family="paragraph" style:parent-style-name="Standard">
      <style:text-properties officeooo:rsid="000ae64c" officeooo:paragraph-rsid="000ae64c"/>
    </style:style>
    <style:style style:name="P50" style:family="paragraph" style:parent-style-name="Standard">
      <style:text-properties officeooo:rsid="002a9f97" officeooo:paragraph-rsid="002a9f97"/>
    </style:style>
    <style:style style:name="P51" style:family="paragraph" style:parent-style-name="Standard">
      <style:text-properties officeooo:rsid="000c94cb" officeooo:paragraph-rsid="000e381e"/>
    </style:style>
    <style:style style:name="P52" style:family="paragraph" style:parent-style-name="Standard">
      <style:text-properties officeooo:rsid="000c94cb" officeooo:paragraph-rsid="000c94cb"/>
    </style:style>
    <style:style style:name="P53" style:family="paragraph" style:parent-style-name="Standard">
      <style:text-properties officeooo:rsid="0009787f" officeooo:paragraph-rsid="0009787f"/>
    </style:style>
    <style:style style:name="T1" style:family="text">
      <style:text-properties officeooo:rsid="0011d5d7"/>
    </style:style>
    <style:style style:name="T2" style:family="text">
      <style:text-properties fo:font-weight="bold" officeooo:rsid="000e381e" style:font-weight-asian="bold" style:font-weight-complex="bold"/>
    </style:style>
    <style:style style:name="T3" style:family="text">
      <style:text-properties fo:font-weight="bold" officeooo:rsid="0019443c" style:font-weight-asian="bold" style:font-weight-complex="bold"/>
    </style:style>
    <style:style style:name="T4" style:family="text">
      <style:text-properties officeooo:rsid="000e381e"/>
    </style:style>
    <style:style style:name="T5" style:family="text">
      <style:text-properties officeooo:rsid="000bc26d"/>
    </style:style>
    <style:style style:name="T6" style:family="text">
      <style:text-properties officeooo:rsid="000c0fc8"/>
    </style:style>
    <style:style style:name="T7" style:family="text">
      <style:text-properties officeooo:rsid="000c8f0f"/>
    </style:style>
    <style:style style:name="T8" style:family="text">
      <style:text-properties officeooo:rsid="000c94cb"/>
    </style:style>
    <style:style style:name="T9" style:family="text">
      <style:text-properties officeooo:rsid="00109e30"/>
    </style:style>
    <style:style style:name="T10" style:family="text">
      <style:text-properties officeooo:rsid="001348e9"/>
    </style:style>
    <style:style style:name="T11" style:family="text">
      <style:text-properties officeooo:rsid="001373b8"/>
    </style:style>
    <style:style style:name="T12" style:family="text">
      <style:text-properties officeooo:rsid="00142be4"/>
    </style:style>
    <style:style style:name="T13" style:family="text">
      <style:text-properties officeooo:rsid="0014d859"/>
    </style:style>
    <style:style style:name="T14" style:family="text">
      <style:text-properties officeooo:rsid="0019fdb1"/>
    </style:style>
    <style:style style:name="T15" style:family="text">
      <style:text-properties officeooo:rsid="001bfcdb"/>
    </style:style>
    <style:style style:name="T16" style:family="text">
      <style:text-properties officeooo:rsid="001d66f2"/>
    </style:style>
    <style:style style:name="T17" style:family="text">
      <style:text-properties officeooo:rsid="001e57b3"/>
    </style:style>
    <style:style style:name="T18" style:family="text">
      <style:text-properties officeooo:rsid="00226243"/>
    </style:style>
    <style:style style:name="T19" style:family="text">
      <style:text-properties officeooo:rsid="00229540"/>
    </style:style>
    <style:style style:name="T20" style:family="text">
      <style:text-properties officeooo:rsid="002296a1"/>
    </style:style>
    <style:style style:name="T21" style:family="text">
      <style:text-properties officeooo:rsid="00240449"/>
    </style:style>
    <style:style style:name="T22" style:family="text">
      <style:text-properties officeooo:rsid="0024b1b3"/>
    </style:style>
    <style:style style:name="T23" style:family="text">
      <style:text-properties officeooo:rsid="00265e48"/>
    </style:style>
    <style:style style:name="T24" style:family="text">
      <style:text-properties officeooo:rsid="0027aaac"/>
    </style:style>
    <style:style style:name="T25" style:family="text">
      <style:text-properties officeooo:rsid="002a0245"/>
    </style:style>
    <style:style style:name="T26" style:family="text">
      <style:text-properties officeooo:rsid="002a9f97"/>
    </style:style>
    <style:style style:name="T27" style:family="text">
      <style:text-properties officeooo:rsid="002c76b8"/>
    </style:style>
    <style:style style:name="T28" style:family="text">
      <style:text-properties officeooo:rsid="002dd5d7"/>
    </style:style>
    <style:style style:name="T29" style:family="text">
      <style:text-properties officeooo:rsid="002f42db"/>
    </style:style>
    <style:style style:name="T30" style:family="text">
      <style:text-properties style:font-name="Courier New"/>
    </style:style>
    <style:style style:name="T31" style:family="text">
      <style:text-properties style:font-name="Courier New" officeooo:rsid="002f42db"/>
    </style:style>
    <style:style style:name="T32" style:family="text">
      <style:text-properties style:font-name="Courier New" fo:font-size="10pt" style:font-size-asian="10pt" style:font-size-complex="10pt"/>
    </style:style>
    <style:style style:name="T33" style:family="text">
      <style:text-properties style:font-name="Courier New" fo:font-size="10pt" officeooo:rsid="002f42db" style:font-size-asian="10pt" style:font-size-complex="10pt"/>
    </style:style>
    <style:style style:name="T34" style:family="text">
      <style:text-properties style:font-name="Courier New" fo:font-size="10pt" officeooo:rsid="001348e9" style:font-size-asian="10pt" style:font-size-complex="10pt"/>
    </style:style>
    <style:style style:name="T35" style:family="text">
      <style:text-properties style:font-name="Courier New" officeooo:rsid="001348e9"/>
    </style:style>
    <style:style style:name="T36" style:family="text">
      <style:text-properties style:font-name="Courier New" fo:font-size="11pt" officeooo:rsid="001348e9" style:font-size-asian="11pt" style:font-size-complex="11pt"/>
    </style:style>
    <style:style style:name="T37" style:family="text">
      <style:text-properties style:font-name="Courier New" fo:font-size="10.5pt" officeooo:rsid="001348e9" style:font-size-asian="10.5pt" style:font-size-complex="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verview</text:p>
      <text:p text:style-name="P1"/>
      <text:p text:style-name="P1">The following describes the bmsmot pcb design &amp; layout at this stage of development (March <text:span text:style-name="T22">30</text:span> 2023). The eagles files can be found in--</text:p>
      <text:p text:style-name="P1"/>
      <text:p text:style-name="P44">~/GliderWinchItems/bmsmot/hw/eagle/bmsmot</text:p>
      <text:p text:style-name="P1"/>
      <text:p text:style-name="P33">Only parts for the needed features can be installed, and the value of resistors, capacitors, etc., the following are tentative <text:span text:style-name="T28">and depend upon the assignments</text:span>.</text:p>
      <text:p text:style-name="P1"/>
      <text:p text:style-name="P13">This board can be configured to handle the EMC/MMC or PSN <text:span text:style-name="T6">Power Supply Node (PSN). </text:span></text:p>
      <text:p text:style-name="P13"/>
      <text:p text:style-name="P13">For the EMC/MMC the following is supplied</text:p>
      <text:p text:style-name="P12">- BMS CAN 12v power switched</text:p>
      <text:p text:style-name="P12">- BMS CAN Master Reset switched</text:p>
      <text:p text:style-name="P12">- Contactor coil #1 energize</text:p>
      <text:p text:style-name="P12">- Contactor coil #2 energize</text:p>
      <text:p text:style-name="P12">- Contactor HV measurements</text:p>
      <text:p text:style-name="P12">- Con<text:span text:style-name="T28">ta</text:span>ctor current measurements</text:p>
      <text:p text:style-name="P12">- Cooling pump control <text:span text:style-name="T8">(PWM)</text:span></text:p>
      <text:p text:style-name="P13">- Heat exchanger fan/blower control <text:span text:style-name="T8">(PWM)</text:span></text:p>
      <text:p text:style-name="P13">- <text:span text:style-name="T8">DMOC fan control (PWM)</text:span></text:p>
      <text:p text:style-name="P13">- <text:span text:style-name="T8">SCP 12v supply input on/off relay</text:span></text:p>
      <text:p text:style-name="P13">- <text:span text:style-name="T8">RCP 12v supply input on/off relay</text:span></text:p>
      <text:p text:style-name="P13">- <text:span text:style-name="T8">SCP 12v supply output relay on/off</text:span></text:p>
      <text:p text:style-name="P13">- <text:span text:style-name="T8">AC/DC input power select relay</text:span></text:p>
      <text:p text:style-name="P13">- <text:span text:style-name="T8">Coolant inlet temperature thermistor</text:span></text:p>
      <text:p text:style-name="P13">- <text:span text:style-name="T8">Coolant outlet temperature thermistor</text:span></text:p>
      <text:p text:style-name="P13">- <text:span text:style-name="T8">Ambient temperature thermistor</text:span></text:p>
      <text:p text:style-name="P13">- <text:span text:style-name="T18">Float battery string leakage detection</text:span></text:p>
      <text:p text:style-name="P13"/>
      <text:p text:style-name="P14">For PSN-</text:p>
      <text:p text:style-name="P15">- <text:span text:style-name="T4">Main 12v battery on/off</text:span></text:p>
      <text:p text:style-name="P15">- Air compressor on/off</text:p>
      <text:p text:style-name="P15">- Air pressure measurement <text:span text:style-name="T22">(ADC)</text:span></text:p>
      <text:p text:style-name="P15">- AC voltage measurement</text:p>
      <text:p text:style-name="P14">- Mains<text:span text:style-name="T28">|</text:span>generator select</text:p>
      <text:p text:style-name="P15">- RTC wakeup</text:p>
      <text:p text:style-name="P15">- <text:span text:style-name="T28">Rotating beacon</text:span></text:p>
      <text:p text:style-name="P15"/>
      <text:p text:style-name="P16">Other provisions-</text:p>
      <text:p text:style-name="P17">- <text:span text:style-name="T10">LEDs</text:span></text:p>
      <text:p text:style-name="P23"><text:s text:c="5"/>LED1 - Green: 12v switched power</text:p>
      <text:p text:style-name="P17"><text:s text:c="5"/><text:span text:style-name="T10">LED2 – Green: </text:span><text:span text:style-name="T37">PB12</text:span><text:span text:style-name="T10"> i/o-F446</text:span></text:p>
      <text:p text:style-name="P17"><text:s text:c="5"/><text:span text:style-name="T10">LED3 – Red: </text:span><text:span text:style-name="T37">PB13</text:span><text:span text:style-name="T10"> i/o-F446</text:span></text:p>
      <text:p text:style-name="P17"><text:s text:c="5"/><text:span text:style-name="T10">LED4 – Green: </text:span><text:span text:style-name="T37">PB0</text:span><text:span text:style-name="T10"> i/o- L431</text:span></text:p>
      <text:p text:style-name="P17"><text:s text:c="5"/><text:span text:style-name="T10">LED5 – Red: </text:span><text:span text:style-name="T37">PB1</text:span><text:span text:style-name="T10"> i/o-L431</text:span></text:p>
      <text:p text:style-name="P23"><text:soft-page-break/><text:s text:c="5"/>LED6 – Red: <text:span text:style-name="T32">NFET5/PA5-Master Reset</text:span> (BMS loop) </text:p>
      <text:p text:style-name="P16">- EMC/MMC to EMC master UART-UART communication</text:p>
      <text:p text:style-name="P16">- <text:span text:style-name="T10">Pushbuttons</text:span></text:p>
      <text:p text:style-name="P16"><text:s text:c="4"/><text:span text:style-name="T10">RESET – F446</text:span></text:p>
      <text:p text:style-name="P16"><text:s text:c="4"/><text:span text:style-name="T10">RESET – L431</text:span></text:p>
      <text:p text:style-name="P16"><text:s text:c="4"/><text:span text:style-name="T11">Master-Reset BMS loop</text:span></text:p>
      <text:p text:style-name="P18">- Header for encoder (TIM2)</text:p>
      <text:p text:style-name="P19">- <text:span text:style-name="T12">ADC: F446: six with headers</text:span></text:p>
      <text:p text:style-name="P19"><text:s text:c="3"/><text:span text:style-name="T14">Four with 2 pin headers: 10K pullup w 0.1 cap to gnd</text:span></text:p>
      <text:p text:style-name="P25"><text:s text:c="3"/>+12v power measurement (no header)</text:p>
      <text:p text:style-name="P26"><text:s text:c="3"/><text:span text:style-name="T26">One with 2 pin header: Series resistor, 10K pullup w 0.1 cap to gnd</text:span></text:p>
      <text:p text:style-name="P26"><text:s text:c="3"/><text:span text:style-name="T26">One with 3 pin header: Resistor divider (5V→3.3V) w big cap to gnd.</text:span></text:p>
      <text:p text:style-name="P14">- <text:span text:style-name="T4">spare FET output</text:span></text:p>
      <text:p text:style-name="P14"><text:s text:c="3"/><text:span text:style-name="T29">JP20 - 2-pin header, </text:span><text:span text:style-name="T33">NFET-SUB14, PB3- T2C2</text:span></text:p>
      <text:p text:style-name="P14">- <text:span text:style-name="T13">Xtals:Oscillators</text:span></text:p>
      <text:p text:style-name="P14"><text:s text:c="3"/><text:span text:style-name="T13">32 Khz RTC</text:span></text:p>
      <text:p text:style-name="P14"><text:s text:c="3"/><text:span text:style-name="T13">16 MHz system</text:span></text:p>
      <text:p text:style-name="P14"><text:line-break/><text:span text:style-name="T3">Board size </text:span></text:p>
      <text:p text:style-name="P28">140 x 100 mm</text:p>
      <text:p text:style-name="P28">Mounting hole (dia 3.2 mm) positions--</text:p>
      <text:p text:style-name="P28"><text:s text:c="5"/>3.2 <text:s text:c="4"/>3.2</text:p>
      <text:p text:style-name="P28"><text:s/>136.8 <text:s text:c="4"/>3.2</text:p>
      <text:p text:style-name="P28"><text:s/>136.8 <text:s text:c="2"/>96.8</text:p>
      <text:p text:style-name="P28"><text:s text:c="5"/>3.2 <text:s text:c="2"/>96.8</text:p>
      <text:p text:style-name="P28"><text:s text:c="3"/>80.0 <text:s text:c="2"/>70.0</text:p>
      <text:p text:style-name="P28"/>
      <text:p text:style-name="P5">12v power input</text:p>
      <text:p text:style-name="P1"/>
      <text:p text:style-name="P1">(Upper-left) the 12v power is connected via a Power Pole connector pair with a pigtail, or spade lugs. There are two large holes for strain relief for the Power Pole option. The pigtail solders into holes in the middle of the spade lug thu-holes. This called the “raw” 12v power.</text:p>
      <text:p text:style-name="P1"/>
      <text:p text:style-name="P1"><text:span text:style-name="T5">Possible</text:span> power PFET<text:span text:style-name="T5">s</text:span> prov<text:span text:style-name="T5">i</text:span>de polarity protection--</text:p>
      <text:p text:style-name="P44">DMP3007SCG-7</text:p>
      <text:p text:style-name="P44">PJQ4403</text:p>
      <text:p text:style-name="P1"/>
      <text:p text:style-name="P2">The input voltage will exceed the Vgs for a DMP3007 <text:s/>so a 10v zener used. The PJQ4403 has a +/- 20 Vgs so the zener could be omitted, however the PJQ4403 has a lower continuous Id.</text:p>
      <text:p text:style-name="P2"/>
      <text:p text:style-name="P50">The polarity protection PFET limits the total current to about 4a. That includes the BMS loop and any +12v loads one the headers, e.g. relays, plus the processor load. <text:span text:style-name="T27">Each of the BMS low current chargers can draw about 6W. A string of six requires 36W, or about 3a at 12v.</text:span></text:p>
      <text:p text:style-name="P2"/>
      <text:p text:style-name="P4">12V power protected</text:p>
      <text:p text:style-name="P2"/>
      <text:p text:style-name="P2"><text:soft-page-break/>The <text:span text:style-name="T5">polarity protected </text:span>output of the <text:span text:style-name="T5">input </text:span>PFET is “+12V” on the schematic. <text:span text:style-name="T5">This feeds into a second PFET that can switch the 12v on/off.</text:span></text:p>
      <text:p text:style-name="P2"/>
      <text:p text:style-name="P4">12V power switched</text:p>
      <text:p text:style-name="P3"/>
      <text:p text:style-name="P3">The switched 12v feeds the BMS CAN bus loop, and most of the BMS board.</text:p>
      <text:p text:style-name="P3"/>
      <text:p text:style-name="P11">When configured for a Power Supply Node (PSN) the 12v battery would power this board and if the second PFET is off the only load <text:span text:style-name="T7">on the battery is the 5v regulator and processor. The processor would be in shutdown mode so its draw would be in the 1-10 ua range. The linear regulator is in 1.8 ua typical. To wake the system either a short to gnd via the 2-pin header JP19, or NFET1 turned on via the processor RTC and coin-cell. </text:span></text:p>
      <text:p text:style-name="P11"/>
      <text:p text:style-name="P12">Configured for the EMC/MMC the switched 12v can turn the BMS CAN bus 12v on/off via the NFET and i/o pin PC13. </text:p>
      <text:p text:style-name="P11"/>
      <text:p text:style-name="P11">would be if there are external loads on the SUBx outputs (more later on these). Such loads would likely be 12v relays and would not draw current when not active.</text:p>
      <text:p text:style-name="P10"/>
      <text:p text:style-name="P6">FET outputs (SUBx)</text:p>
      <text:p text:style-name="P20"/>
      <text:p text:style-name="P20">Eight FET driven outputs are labelled HDR-SUB1 through HDR-SUB8. Each output has a JST 4 pin keyed header (gnd, fet drain, +5v, +12v). Provision is for flyback diodes to 5v, 12v, and a pullup resistor. The FET, diode/resistor, installed depends on the usage of the output. </text:p>
      <text:p text:style-name="P20"/>
      <text:p text:style-name="P20">Each FET is driven from an i/o pin that can be assigned to a timer channel so that PWM can be applied. Some outputs share the same timer which means that the PWM frame duration would be common to all the channels on that timer doing PWM.</text:p>
      <text:p text:style-name="P20"/>
      <text:p text:style-name="P43">pcb label: i/o - timer:channel</text:p>
      <text:p text:style-name="P41">HDR-SUB1: <text:span text:style-name="T24">PB2 <text:s/>- T2C4</text:span></text:p>
      <text:p text:style-name="P41">HDR-SUB2: <text:span text:style-name="T24">PB10 - T2C3</text:span></text:p>
      <text:p text:style-name="P41">HDR-SUB3: <text:span text:style-name="T24">PB14 - T12C1</text:span></text:p>
      <text:p text:style-name="P41">HDR-SUB4: <text:span text:style-name="T24">PB15 - T12C2</text:span></text:p>
      <text:p text:style-name="P41">HDR-SUB5: <text:span text:style-name="T24">PC6 <text:s/>– T3C1, T8C1</text:span></text:p>
      <text:p text:style-name="P42">HDR-SUB6: <text:span text:style-name="T24">PC7 <text:s/>– T3C2, T8C2</text:span></text:p>
      <text:p text:style-name="P42">HDR-SUB7: <text:span text:style-name="T24">PC8 <text:s/>– T3C3, T8C3</text:span></text:p>
      <text:p text:style-name="P42">HDR-SUB8: <text:span text:style-name="T24">PC9 <text:s/>– T3C4, T8C4</text:span></text:p>
      <text:p text:style-name="P47"/>
      <text:p text:style-name="P20"/>
      <text:p text:style-name="P6">FET outputs (HDRx)</text:p>
      <text:p text:style-name="P20"/>
      <text:p text:style-name="P20">Four outputs driven by a 74VHCT125 buffers can drive external sub-boards with power fets for high current switching. These inputs to the buffers are i/o pins that have associated timers.</text:p>
      <text:p text:style-name="P20"/>
      <text:p text:style-name="P43">HDRXX1: PA10 - <text:span text:style-name="T25">T1C3</text:span></text:p>
      <text:p text:style-name="P43">HDRXX2: PA11 - <text:span text:style-name="T25">T1C4</text:span></text:p>
      <text:p text:style-name="P43">HDRXX3: PA9 <text:s/>- <text:span text:style-name="T25">T1C2</text:span></text:p>
      <text:p text:style-name="P43">HDRXX4: PA8 <text:s/>- <text:span text:style-name="T25">T1C1</text:span></text:p>
      <text:p text:style-name="P46"><text:soft-page-break/></text:p>
      <text:p text:style-name="P7">ADC ‘F446</text:p>
      <text:p text:style-name="P29"/>
      <text:p text:style-name="P37">Eight ADC channels with headers used.</text:p>
      <text:p text:style-name="P29"/>
      <text:p text:style-name="P29">Four inputs have 10K pullups and 0.1u cap to gnd for thermistors.</text:p>
      <text:p text:style-name="P29"/>
      <text:p text:style-name="P40">JP1 <text:s/>– PC0-ADC123-IN10</text:p>
      <text:p text:style-name="P40">JP8 <text:s/>– PC1-ADC123-IN11</text:p>
      <text:p text:style-name="P40">JP9 <text:s/>- PC2-ADC123-IN12</text:p>
      <text:p text:style-name="P40">JP10 - PC3-ADC123-IN13</text:p>
      <text:p text:style-name="P29"/>
      <text:p text:style-name="P29"><text:span text:style-name="T23">One has</text:span> a series resistor added which could be used for voltage divider by installing a resistor in place of the 0.1 cap. It could be used for input of an external switch or contacts; the 0.1 cap could be replaced with a zener if voltage protection is needed, etc.</text:p>
      <text:p text:style-name="P29"/>
      <text:p text:style-name="P40">JP22 -PC4-ADC12-IN14</text:p>
      <text:p text:style-name="P37"/>
      <text:p text:style-name="P37">One with a keyed 3 pin JST connector, <text:span text:style-name="T26">JP24</text:span> (gnd, signal, +5v), for air pressure sensor. The +5 is from the dc-dc switcher for the main board so it has some switching ripple on it. The signal line has a resistor divider <text:span text:style-name="T23">(R36|R19) </text:span>for reducing the max voltage to 3.3v, and 4.6u 0603 cap <text:span text:style-name="T23">(C38) </text:span>can be used to help the noise, along with software filtering.</text:p>
      <text:p text:style-name="P37"/>
      <text:p text:style-name="P40">JP24 – PC5-ADC12-IN15</text:p>
      <text:p text:style-name="P29"/>
      <text:p text:style-name="P9">Battery string leakage detection</text:p>
      <text:p text:style-name="P34"/>
      <text:p text:style-name="P34"><text:span text:style-name="T23">To keep the battery string from accumulating charge and drifting too far above/below the system ground to where the isolation components (e.g. CAN interfaces and dc-dc converters) voltage isolation will be exceed, t</text:span>wo large resistors (22M), <text:span text:style-name="T21">plus divider shunt resistors (110K),</text:span> tie the battery string plus and minus to system ground, so that the battery string is minus and plus are equal voltages to the system ground, i.e. approximately +/- 200 volts if the string is at 400v charge.</text:p>
      <text:p text:style-name="P34"/>
      <text:p text:style-name="P34">To fall within the worst-case working voltage limit the resistors need to be 1W. These are thru-hole resistors (R38, R39). </text:p>
      <text:p text:style-name="P34"/>
      <text:p text:style-name="P34">The header for the contactor HV connections has an additional pin for connection directly to the battery plus, and is on the battery string side of the contactor so it is always connected. At <text:span text:style-name="T21">~</text:span>22M for each <text:span text:style-name="T21">battery leg to ground</text:span> the current drain at 4<text:span text:style-name="T19">4</text:span>0v is <text:span text:style-name="T20">22 ua.</text:span></text:p>
      <text:p text:style-name="P34"/>
      <text:p text:style-name="P35">The battery string plus and minus dividers, feed a very low <text:span text:style-name="T21">bias </text:span>current <text:span text:style-name="T21">(1 pa) </text:span>dual op-amp <text:span text:style-name="T21">(TLV522)</text:span> and the <text:span text:style-name="T21">op-amp </text:span>outputs feed PB0-ADC12-IN8 and PB1-ADC12-IN9. The software can compare the voltage readings and signal when the imbalance exceeds a threshold <text:span text:style-name="T21">that</text:span> signals leakage in the battery/DMOC/motor system.</text:p>
      <text:p text:style-name="P29"/>
      <text:p text:style-name="P7">Master-Reset</text:p>
      <text:p text:style-name="P29"/>
      <text:p text:style-name="P29"><text:soft-page-break/>The BMS loop RJ45 jack <text:span text:style-name="T15">pair</text:span> OR the Master-Reset <text:span text:style-name="T15">from the CAN1 bus, presumably pulled to gnd by the system CAN bus, and the NFET or pushbutton. The NFET can pull the Master-Reset for the BMS CAN bus loop to gnd without affecting the Master-Reset line on the CAN1 bus.</text:span></text:p>
      <text:p text:style-name="P29"/>
      <text:p text:style-name="P30">The pushbutton is mostly for sw debugging and test, and probably not worth installing on all boards. Pressing the pushbutton pulls the Master-Reset for the BMS loop to gnd, resetting all BMS boards on the loop. Other boards on the loop that have the Master-Reset feature would also be reset, but non-BMS boards on the loop are not contemplated.</text:p>
      <text:p text:style-name="P30"/>
      <text:p text:style-name="P30">Red LED6 lights when the BMS loop Master-Reset is pull to gnd.</text:p>
      <text:p text:style-name="P30"/>
      <text:p text:style-name="P8">Coin-cell <text:span text:style-name="T16">and VBAT</text:span></text:p>
      <text:p text:style-name="P31"/>
      <text:p text:style-name="P31">A vertical socket for a CR2032 coin-cell (upper right corner of pcb) powers VBAT. When the coin-cell is present and the voltage is above 1.7v the RTC domain of the ‘F446 remains active when the processor power is off. </text:p>
      <text:p text:style-name="P31"/>
      <text:p text:style-name="P31">VBAT is internally connected with a diode to Vcc inside the processor so when the coin-cell is not installed the RTC section still works when the processor is powered, however it is recommended that when there is no coin-cell that VBAT be connected to VCC. No reason is given as to why this is recommended. One could speculate that given the extremely low current draw of the VBAT that a floating pin when the power is off might end up with some breakdown of internal circuits. A resistor (which could be zero ohm) to connect VBAT to Vcc is provided.</text:p>
      <text:p text:style-name="P31"/>
      <text:p text:style-name="P32">The RTC section when maintained by the coin-cell will run the 32 Khz clock, power a few i/o pins and power the backup registers (1K bytes). The RTC timer can be configured to have PC13 raise the NFET to switch the +12V on when there is a timeout. The NFET is OR’d with a 2 pin hdr so that a jumper or external switch will pull the power PFET gate down to turn on the +12v.</text:p>
      <text:p text:style-name="P20"/>
      <text:p text:style-name="P20"/>
      <text:p text:style-name="P6">Isolate<text:span text:style-name="T14">d</text:span> ‘L431</text:p>
      <text:p text:style-name="P20"/>
      <text:p text:style-name="P20">A STM32L431RxT6 processor is isolated from the system ground. Since the 5v-5v isolation is switcher <text:span text:style-name="T17">and</text:span> noisy (and the input <text:span text:style-name="T17">to the dc-dc isolation switcher</text:span> is also a switcher output) <text:span text:style-name="T17">linear regulators are used to clean up the power.</text:span> <text:span text:style-name="T17">T</text:span>wo <text:span text:style-name="T17">5v-5v</text:span> 1W convert<text:span text:style-name="T22">e</text:span>rs are used. The output of the two converters are connected in series to provide a nominal 10v which is linear regulated to 5v to <text:span text:style-name="T9">provide a clean 5v for a</text:span> Hall-effect current sensor. The first dc-dc converter output is linear regulated to drive the processor 3.3v <text:span text:style-name="T9">and its ADC.</text:span></text:p>
      <text:p text:style-name="P20"/>
      <text:p text:style-name="P22">Provision is for four <text:span text:style-name="T17">high </text:span>voltage dividers <text:span text:style-name="T17">to the ADC</text:span>. The resistor to the high voltage is a thru-hole resistor as the working voltage spec requires ½ watt resistor. </text:p>
      <text:p text:style-name="P22"/>
      <text:p text:style-name="P27">For filtering, the HV resistor is 1M with a series 110K to the ADC pin with 10K ADC pin to gnd shunt. The 1M and 110K junction has 0.1u cap and the ADC pin has a 0.1u to gnd cap.</text:p>
      <text:p text:style-name="P21"/>
      <text:p text:style-name="P24">Header for Hall-effect (gnd, signal, +5) with the signal going through a filter of 0.1u-series 5.6K-0.1u-10K to with ADC pin with 0.1u to gnd.</text:p>
      <text:p text:style-name="P21"><text:soft-page-break/></text:p>
      <text:p text:style-name="P21">A processor i/o pin driven red and green LED are for debugging/trouble-shooting.</text:p>
      <text:p text:style-name="P21"/>
      <text:p text:style-name="P21">The SWD and FTDI headers provide for flashing and debugging.</text:p>
      <text:p text:style-name="P21"/>
      <text:p text:style-name="P21">Isolated UART TX &amp; RX is provided. The ‘L431-to-’F446 direction is necessary for streaming readings; the reverse direction might be used for possible program updating over CAN.</text:p>
      <text:p text:style-name="P21"/>
      <text:p text:style-name="P33"/>
      <text:p text:style-name="P37"/>
      <text:p text:style-name="P20"/>
      <text:p text:style-name="P20"/>
      <text:p text:style-name="P20"/>
      <text:p text:style-name="P20"/>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1d5d7"/>
    </style:style>
    <style:style style:name="MT2" style:family="text">
      <style:text-properties fo:font-weight="bold" officeooo:rsid="000e381e" style:font-weight-asian="bold" style:font-weight-complex="bold"/>
    </style:style>
    <style:style style:name="MT3" style:family="text">
      <style:text-properties officeooo:rsid="000e381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pan text:style-name="MT1">Page </text:span><text:span text:style-name="MT1"><text:page-number text:select-page="current">6</text:page-number></text:span> <text:s text:c="5"/><text:date style:data-style-name="N37" text:date-value="2023-03-29T21:28:55.692854924" text:fixed="true">03/29/23</text:date> <text:s/><text:span text:style-name="MT2">PCB description</text:span><text:span text:style-name="MT3"> <text:s text:c="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28T12:00:49.987567099</meta:creation-date>
    <dc:date>2023-03-30T21:37:34.130850848</dc:date>
    <meta:editing-duration>PT1H30M13S</meta:editing-duration>
    <meta:editing-cycles>23</meta:editing-cycles>
    <meta:generator>LibreOffice/5.1.6.2$Linux_X86_64 LibreOffice_project/10m0$Build-2</meta:generator>
    <meta:document-statistic meta:table-count="0" meta:image-count="0" meta:object-count="0" meta:page-count="6" meta:paragraph-count="128" meta:word-count="1782" meta:character-count="10167" meta:non-whitespace-character-count="8375"/>
  </office:meta>
</office:document-meta>
</file>